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Strong" style:family="text">
      <style:text-properties style:font-name="Arial" style:font-name-asian="Calibri" style:font-name-complex="Arial" fo:color="#1F1F1F" fo:font-size="10.5pt" style:font-size-asian="10.5pt" style:font-size-complex="10.5pt" fo:background-color="#FFFFFF" fo:language="en" fo:country="GB"/>
    </style:style>
    <style:style style:name="P3" style:parent-style-name="NormalWeb" style:family="paragraph">
      <style:paragraph-properties fo:margin-top="0in" fo:margin-bottom="0in"/>
    </style:style>
    <style:style style:name="T4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P5" style:parent-style-name="NormalWeb" style:family="paragraph">
      <style:paragraph-properties fo:margin-top="0in" fo:margin-bottom="0in"/>
    </style:style>
    <style:style style:name="T6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T7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P8" style:parent-style-name="NormalWeb" style:family="paragraph">
      <style:paragraph-properties fo:margin-top="0in" fo:margin-bottom="0in"/>
    </style:style>
    <style:style style:name="T9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</office:automatic-styles>
  <office:body>
    <office:text text:use-soft-page-breaks="true">
      <text:p text:style-name="P1"><text:span text:style-name="T2">Data</text:span></text:p>
      <text:p text:style-name="P3"><text:span text:style-name="T4">To achieve the study goals, I will need information about the available venues with their addresses, and the Parisian area zip codes and coordinates to attribute them to the correct neighbourhoods.</text:span></text:p>
      <text:p text:style-name="P5"><text:span text:style-name="T6">The names, zip codes and geographic coordinates of the neighbourhoods are in open access at the French governmental web site: </text:span><text:a xlink:href="https://www.data.gouv.fr/fr/datasets/base-officielle-des-codes-postaux/" office:target-frame-name="_blank" xlink:show="new"><text:span text:style-name="T7">https://www.data.gouv.fr/fr/datasets/base-officielle-des-codes-postaux/</text:span></text:a></text:p>
      <text:p text:style-name="P8"><text:span text:style-name="T9">I will use the venue information from the Foursquare database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katerina SHIPILOVA</meta:initial-creator>
    <dc:creator>Ekaterina SHIPILOVA</dc:creator>
    <meta:creation-date>2020-06-26T19:29:00Z</meta:creation-date>
    <dc:date>2020-06-26T19:30:00Z</dc:date>
    <meta:template xlink:href="Normal.dotm" xlink:type="simple"/>
    <meta:editing-cycles>1</meta:editing-cycles>
    <meta:editing-duration>PT60S</meta:editing-duration>
    <meta:document-statistic meta:page-count="1" meta:paragraph-count="1" meta:word-count="84" meta:character-count="564" meta:row-count="4" meta:non-whitespace-character-count="481"/>
  </office:meta>
</office:document-meta>
</file>